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rsão do Banco de dados: Banco SQLServer2005</text:p>
      <text:p text:style-name="Standard"></text:p>
      <text:p text:style-name="Standard">Modelo de Dados Compatível com Versao Geosan 6.0.0</text:p>
      <text:p text:style-name="Standard"></text:p>
      <text:p text:style-name="Standard">22/06/2011</text:p>
      <text:p text:style-name="Standard">Versão do Banco de dados SQLServer2008 ainda não homologada.</text:p>
      <text:p text:style-name="Standard">1. A conexão com esta versão não funciona com o Provider=SQLOLEDB.1</text:p>
      <text:p text:style-name="Standard">2. Deve ser instalado o cliente para o SQLServer2008 que está disponível no arquivo 06 - sqlncli_cliente sql 2008.msi para versão 2008, na máquina cliente</text:p>
      <text:p text:style-name="Standard">3. A conexão a ser utilizada é a do Provider=SQLNCLI10.1</text:p>
      <text:p text:style-name="Standard">4. Quando cria-se um arquivo teste.udl para testar a conexão, este não salva o arquivo texto corretamento (bug Microsoft). Favor ler o documento 07 - conexão udl sql 2005 2008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é Pinheiro</meta:initial-creator>
    <meta:creation-date>2011-06-22T08:37:34</meta:creation-date>
    <meta:document-statistic meta:table-count="0" meta:image-count="0" meta:object-count="0" meta:page-count="1" meta:paragraph-count="10" meta:word-count="101" meta:character-count="630"/>
    <dc:date>2011-06-22T08:38:35</dc:date>
    <dc:creator>José Pinheiro</dc:creator>
    <meta:editing-duration>PT1M2S</meta:editing-duration>
    <meta:editing-cycles>1</meta:editing-cycles>
    <meta:generator>BrOffice/3.3$Linux LibreOffice_project/330m19$Build-202</meta:generator>
  </office:meta>
</office:document-meta>
</file>